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000000010000000104191C4BD.gif" manifest:media-type="image/gif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images/Bitmaps/" manifest:media-type=""/>
  <manifest:file-entry manifest:full-path="Configurations2/toolbar/" manifest:media-type=""/>
  <manifest:file-entry manifest:full-path="Configurations2/floater/" manifest:media-type=""/>
  <manifest:file-entry manifest:full-path="Configurations2/toolpanel/" manifest:media-type=""/>
  <manifest:file-entry manifest:full-path="Configurations2/menubar/" manifest:media-type=""/>
  <manifest:file-entry manifest:full-path="Configurations2/popupmenu/" manifest:media-type=""/>
  <manifest:file-entry manifest:full-path="Configurations2/statusbar/" manifest:media-type=""/>
  <manifest:file-entry manifest:full-path="Configurations2/progressbar/" manifest:media-type="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font-charset="x-symbol" style:name="StarSymbol" svg:font-family="StarSymbol"/>
    <style:font-face style:name="Mangal1" svg:font-family="Mangal"/>
    <style:font-face style:name="OpenSymbol" svg:font-family="OpenSymbo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automatic-styles>
    <style:style style:family="text" style:name="a1236bc">
      <style:text-properties style:text-underline-style="none"/>
    </style:style>
    <style:style style:family="paragraph" style:list-style-name="L4" style:name="af554dd">
      <style:paragraph-properties/>
      <style:text-properties/>
    </style:style>
    <style:style style:family="text" style:name="a9575bb">
      <style:text-properties style:text-underline-style="none"/>
    </style:style>
    <style:style style:family="paragraph" style:list-style-name="L4" style:name="a2b9343">
      <style:paragraph-properties/>
      <style:text-properties/>
    </style:style>
    <style:style style:family="text" style:name="a75a277">
      <style:text-properties style:text-underline-style="none"/>
    </style:style>
    <style:style style:family="paragraph" style:list-style-name="L4" style:name="a00b58e">
      <style:paragraph-properties/>
      <style:text-properties/>
    </style:style>
    <style:style style:family="paragraph" style:name="a652516">
      <style:paragraph-properties/>
      <style:text-properties style:text-underline-style="none"/>
    </style:style>
    <style:style style:family="paragraph" style:list-style-name="L3" style:name="a2cc731">
      <style:paragraph-properties/>
      <style:text-properties style:text-underline-style="none"/>
    </style:style>
    <style:style style:family="paragraph" style:list-style-name="L3" style:name="a63533e">
      <style:paragraph-properties/>
      <style:text-properties style:text-underline-style="none"/>
    </style:style>
    <style:style style:family="paragraph" style:list-style-name="L3" style:name="a2f1685">
      <style:paragraph-properties/>
      <style:text-properties style:text-underline-style="none"/>
    </style:style>
    <style:style style:family="paragraph" style:name="a8de65b">
      <style:paragraph-properties/>
    </style:style>
    <style:style style:family="paragraph" style:list-style-name="L2" style:name="a489bac">
      <style:paragraph-properties/>
    </style:style>
    <style:style style:family="paragraph" style:list-style-name="L2" style:name="af2a772">
      <style:paragraph-properties/>
    </style:style>
    <style:style style:family="paragraph" style:list-style-name="L2" style:name="a1d9180">
      <style:paragraph-properties/>
    </style:style>
    <style:style style:family="paragraph" style:list-style-name="L2" style:name="ac689d8">
      <style:paragraph-properties/>
    </style:style>
    <style:style style:family="paragraph" style:list-style-name="L2" style:name="a5bce03">
      <style:paragraph-properties/>
    </style:style>
    <style:style style:family="paragraph" style:list-style-name="L1" style:name="ac7b158">
      <style:paragraph-properties/>
    </style:style>
    <style:style style:family="paragraph" style:list-style-name="L1" style:name="a94a8f6">
      <style:paragraph-properties fo:margin-left="24.01mm" fo:margin-right="0.0mm" fo:text-indent="-6.35mm"/>
    </style:style>
    <style:style style:family="paragraph" style:name="P1" style:parent-style-name="Standard">
      <style:text-properties style:text-underline-style="none"/>
    </style:style>
    <style:style style:family="paragraph" style:list-style-name="L1" style:name="P2" style:parent-style-name="Standard"/>
    <style:style style:family="paragraph" style:list-style-name="L2" style:name="P3" style:parent-style-name="Standard"/>
    <style:style style:family="paragraph" style:list-style-name="L3" style:name="P4" style:parent-style-name="Standard">
      <style:text-properties style:text-underline-style="none"/>
    </style:style>
    <style:style style:family="paragraph" style:list-style-name="L4" style:name="P5" style:parent-style-name="Standard"/>
    <style:style style:family="paragraph" style:list-style-name="L1" style:name="P6" style:parent-style-name="Standard">
      <style:paragraph-properties fo:margin-left="2.401cm" fo:margin-right="0cm" fo:text-indent="-0.635cm" style:auto-text-indent="false"/>
    </style:style>
    <style:style style:family="text" style:name="T1">
      <style:text-properties style:text-underline-style="none"/>
    </style:style>
    <text:list-style style:name="L1">
      <text:list-level-style-number style:num-format="1" style:num-prefix="b" style:num-suffix="a" text:level="1" text:start-value="7" text:style-name="Numbering_20_Symbols">
        <style:list-level-properties text:list-level-position-and-space-mode="label-alignment">
          <style:list-level-label-alignment fo:margin-left="1.27cm" fo:text-indent="-0.635cm" text:label-followed-by="space"/>
        </style:list-level-properties>
      </text:list-level-style-number>
      <text:list-level-style-number style:num-format="1" style:num-prefix="b" style:num-suffix="a" text:display-levels="2" text:level="2" text:start-value="7" text:style-name="Numbering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number>
      <text:list-level-style-number style:num-format="1" style:num-suffix="." text:display-levels="3" text:level="3" text:start-value="7" text:style-name="Numbering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number>
      <text:list-level-style-number style:num-format="1" style:num-suffix="." text:display-levels="4" text:level="4" text:start-value="7" text:style-name="Numbering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number>
      <text:list-level-style-number style:num-format="1" style:num-suffix="." text:display-levels="5" text:level="5" text:start-value="7" text:style-name="Numbering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number>
      <text:list-level-style-number style:num-format="1" style:num-suffix="." text:display-levels="6" text:level="6" text:start-value="7" text:style-name="Numbering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number>
      <text:list-level-style-number style:num-format="1" style:num-suffix="." text:display-levels="7" text:level="7" text:start-value="7" text:style-name="Numbering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number>
      <text:list-level-style-number style:num-format="1" style:num-suffix="." text:display-levels="8" text:level="8" text:start-value="7" text:style-name="Numbering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number>
      <text:list-level-style-number style:num-format="1" style:num-suffix="." text:display-levels="4" text:level="9" text:start-value="7" text:style-name="Numbering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number>
      <text:list-level-style-number style:num-format="1" style:num-suffix="." text:display-levels="8" text:level="10" text:start-value="7" text:style-name="Numbering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text:list-style style:name="L2">
      <text:list-level-style-bullet text:bullet-char="✗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  <style:text-properties style:font-name="StarSymbol"/>
      </text:list-level-style-bullet>
      <text:list-level-style-bullet text:bullet-char="✗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  <style:text-properties style:font-name="StarSymbol"/>
      </text:list-level-style-bullet>
      <text:list-level-style-bullet text:bullet-char="✗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  <style:text-properties style:font-name="StarSymbol"/>
      </text:list-level-style-bullet>
      <text:list-level-style-bullet text:bullet-char="✗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  <style:text-properties style:font-name="StarSymbol"/>
      </text:list-level-style-bullet>
      <text:list-level-style-bullet text:bullet-char="✗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  <style:text-properties style:font-name="StarSymbol"/>
      </text:list-level-style-bullet>
      <text:list-level-style-bullet text:bullet-char="✗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  <style:text-properties style:font-name="StarSymbol"/>
      </text:list-level-style-bullet>
      <text:list-level-style-bullet text:bullet-char="✗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  <style:text-properties style:font-name="StarSymbol"/>
      </text:list-level-style-bullet>
      <text:list-level-style-bullet text:bullet-char="✗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  <style:text-properties style:font-name="StarSymbol"/>
      </text:list-level-style-bullet>
      <text:list-level-style-bullet text:bullet-char="✗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  <style:text-properties style:font-name="StarSymbol"/>
      </text:list-level-style-bullet>
      <text:list-level-style-bullet text:bullet-char="✗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  <style:text-properties style:font-name="StarSymbol"/>
      </text:list-level-style-bullet>
    </text:list-style>
    <text:list-style style:name="L3">
      <text:list-level-style-image text:level="1" xlink:actuate="onLoad" xlink:href="Pictures/1000020000000010000000104191C4BD.gif" xlink:show="embed" xlink:type="simple">
        <style:list-level-properties fo:height="0.339cm" fo:width="0.339cm" style:vertical-pos="middle" style:vertical-rel="line"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image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  <text:list-style style:name="L4">
      <text:list-level-style-number style:num-format="1" style:num-prefix="(" style:num-suffix=")" text:level="1" text:style-name="Numbering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number>
      <text:list-level-style-number style:num-format="1" style:num-prefix="(" style:num-suffix=")" text:display-levels="2" text:level="2" text:style-name="Numbering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number>
      <text:list-level-style-number style:num-format="1" style:num-prefix="(" style:num-suffix=")" text:display-levels="3" text:level="3" text:style-name="Numbering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number>
      <text:list-level-style-number style:num-format="1" style:num-prefix="(" style:num-suffix=")" text:display-levels="4" text:level="4" text:style-name="Numbering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number>
      <text:list-level-style-number style:num-format="1" style:num-prefix="(" style:num-suffix=")" text:display-levels="5" text:level="5" text:style-name="Numbering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number>
      <text:list-level-style-number style:num-format="1" style:num-prefix="(" style:num-suffix=")" text:display-levels="6" text:level="6" text:style-name="Numbering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number>
      <text:list-level-style-number style:num-format="1" style:num-prefix="(" style:num-suffix=")" text:display-levels="7" text:level="7" text:style-name="Numbering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number>
      <text:list-level-style-number style:num-format="1" style:num-prefix="(" style:num-suffix=")" text:display-levels="7" text:level="8" text:style-name="Numbering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number>
      <text:list-level-style-number style:num-format="1" style:num-prefix="(" style:num-suffix=")" text:display-levels="7" text:level="9" text:style-name="Numbering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number>
      <text:list-level-style-number style:num-format="1" style:num-prefix="(" style:num-suffix=")" text:display-levels="7" text:level="10" text:style-name="Numbering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style:style style:family="paragraph" style:list-style-name="L1" style:name="ade6f88" style:parent-style-name="Standard">
      <style:paragraph-properties/>
      <style:text-properties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style-name="L1" xml:id="list2505945715557893221">
        <text:list-item>
          <text:p text:style-name="P2">First-followed-by-space</text:p>
        </text:list-item>
        <text:list-item>
          <text:p text:style-name="P6">Second</text:p>
          <text:list>
            <text:list-item>
              <text:p text:style-name="P2">Third</text:p>
            </text:list-item>
          </text:list>
        </text:list-item>
      </text:list>
      <text:list text:style-name="L2" xml:id="list6626444102102110991">
        <text:list-header>
          <text:p text:style-name="P3"/>
        </text:list-header>
        <text:list-item>
          <text:p text:style-name="P3">Cross-First-followed-by-space</text:p>
        </text:list-item>
        <text:list-item>
          <text:p text:style-name="P3">Cross-Second</text:p>
        </text:list-item>
        <text:list-item>
          <text:p text:style-name="P3">Cross-Third</text:p>
          <text:p text:style-name="P3"/>
        </text:list-item>
      </text:list>
      <text:p text:style-name="Standard"/>
      <text:list text:style-name="L3" xml:id="list4610980543945444999">
        <text:list-item>
          <text:p text:style-name="P4">Star-First-followed-by-space</text:p>
        </text:list-item>
        <text:list-item>
          <text:p text:style-name="P4">Star-Second</text:p>
        </text:list-item>
        <text:list-item>
          <text:p text:style-name="P4">Star-Third</text:p>
        </text:list-item>
      </text:list>
      <text:p text:style-name="P1"/>
      <text:list text:style-name="L4" xml:id="list4053051152566041198">
        <text:list-item>
          <text:p text:style-name="P5"><text:span text:style-name="T1">LabelTest1</text:span></text:p>
          <text:list>
            <text:list-item>
              <text:p text:style-name="P5"><text:span text:style-name="T1">LabelTest2</text:span></text:p>
              <text:list>
                <text:list-item>
                  <text:p text:style-name="P5"><text:span text:style-name="T1">LabelTest3</text:span></text:p>
                </text:list-item>
              </text:list>
            </text:list-item>
          </text:list>
        </text:list-item>
      </text:list>
      <text:list text:continue-numbering="true" text:style-name="L1">
        <text:list-item>
          <text:p text:style-name="ade6f88">First-followed-by-space</text:p>
        </text:list-item>
      </text:list>
      <text:list text:continue-numbering="true" text:style-name="L1">
        <text:list-item>
          <text:p text:style-name="a94a8f6">Second</text:p>
        </text:list-item>
      </text:list>
      <text:list text:continue-numbering="true" text:style-name="L1">
        <text:list-item>
          <text:list>
            <text:list-item>
              <text:p text:style-name="ac7b158">Third</text:p>
            </text:list-item>
          </text:list>
        </text:list-item>
      </text:list>
      <text:list text:continue-numbering="true" text:style-name="L2">
        <text:list-item>
          <text:p text:style-name="a5bce03"/>
        </text:list-item>
      </text:list>
      <text:list text:continue-numbering="true" text:style-name="L2">
        <text:list-item>
          <text:p text:style-name="ac689d8">Cross-First-followed-by-space</text:p>
        </text:list-item>
      </text:list>
      <text:list text:continue-numbering="true" text:style-name="L2">
        <text:list-item>
          <text:p text:style-name="a1d9180">Cross-Second</text:p>
        </text:list-item>
      </text:list>
      <text:list text:continue-numbering="true" text:style-name="L2">
        <text:list-item>
          <text:p text:style-name="af2a772">Cross-Third</text:p>
        </text:list-item>
      </text:list>
      <text:list text:continue-numbering="true" text:style-name="L2">
        <text:list-item>
          <text:p text:style-name="a489bac"/>
        </text:list-item>
      </text:list>
      <text:p text:style-name="a8de65b"/>
      <text:list text:continue-numbering="true" text:style-name="L3">
        <text:list-item>
          <text:p text:style-name="a2f1685">Star-First-followed-by-space</text:p>
        </text:list-item>
      </text:list>
      <text:list text:continue-numbering="true" text:style-name="L3">
        <text:list-item>
          <text:p text:style-name="a63533e">Star-Second</text:p>
        </text:list-item>
      </text:list>
      <text:list text:continue-numbering="true" text:style-name="L3">
        <text:list-item>
          <text:p text:style-name="a2cc731">Star-Third</text:p>
        </text:list-item>
      </text:list>
      <text:p text:style-name="a652516"/>
      <text:list text:continue-numbering="true" text:style-name="L4">
        <text:list-item>
          <text:p text:style-name="a00b58e"><text:span text:style-name="a75a277">LabelTest1</text:span></text:p>
        </text:list-item>
      </text:list>
      <text:list text:continue-numbering="true" text:style-name="L4">
        <text:list-item>
          <text:list>
            <text:list-item>
              <text:p text:style-name="a2b9343"><text:span text:style-name="a9575bb">LabelTest2</text:span></text:p>
            </text:list-item>
          </text:list>
        </text:list-item>
      </text:list>
      <text:list text:continue-numbering="true" text:style-name="L4">
        <text:list-item>
          <text:list>
            <text:list-item>
              <text:list>
                <text:list-item>
                  <text:p text:style-name="af554dd"><text:span text:style-name="a1236bc">LabelTest3</text:span></text:p>
                </text:list-item>
              </text:list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charset="x-symbol" style:name="StarSymbol" svg:font-family="StarSymbol"/>
    <style:font-face style:name="Mangal1" svg:font-family="Mangal"/>
    <style:font-face style:name="OpenSymbol" svg:font-family="OpenSymbo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styles>
    <style:default-style style:family="graphic">
      <style:graphic-properties draw:end-line-spacing-horizontal="0.283cm" draw:end-line-spacing-vertical="0.283cm" draw:fill-color="#cfe7f5" draw:shadow-offset-x="0.3cm" draw:shadow-offset-y="0.3cm" draw:start-line-spacing-horizontal="0.283cm" draw:start-line-spacing-vertical="0.283cm" fo:wrap-option="no-wrap" style:flow-with-text="false" svg:stroke-color="#808080"/>
      <style:paragraph-properties style:font-independent-line-spacing="false" style:line-break="strict" style:text-autospace="ideograph-alpha" style:writing-mode="lr-tb">
        <style:tab-stops/>
      </style:paragraph-properties>
      <style:text-properties fo:country="DE" fo:font-size="12pt" fo:language="de" style:country-asian="CN" style:country-complex="IN" style:font-size-asian="12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2.401cm" style:text-autospace="ideograph-alpha" style:writing-mode="page"/>
      <style:text-properties fo:country="DE" fo:font-size="12pt" fo:hyphenate="false" fo:hyphenation-push-char-count="2" fo:hyphenation-remain-char-count="2" fo:language="de" style:country-asian="CN" style:country-complex="IN" style:font-name="Times New Roman" style:font-name-asian="SimSun" style:font-name-complex="Mangal" style:font-size-asian="12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Microsoft YaHei" style:font-name-complex="Mangal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212cm" fo:margin-top="0cm"/>
    </style:style>
    <style:style style:class="list" style:family="paragraph" style:name="List" style:parent-style-name="Text_20_body">
      <style:text-properties style:font-name-complex="Mangal1"/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2pt" fo:font-style="italic" style:font-name-complex="Mangal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Mangal1"/>
    </style:style>
    <style:style style:display-name="Numbering Symbols" style:family="text" style:name="Numbering_20_Symbols"/>
    <style:style style:display-name="Bullet Symbols" style:family="text" style:name="Bullet_20_Symbols">
      <style:text-properties style:font-name="OpenSymbol" style:font-name-asian="OpenSymbol" style:font-name-complex="OpenSymbol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creation-date>2013-05-16T17:10:15.92</meta:creation-date>
    <dc:date>2019-07-23T14:11:21</dc:date>
    <meta:editing-duration>PT0.054S</meta:editing-duration>
    <meta:editing-cycles>9</meta:editing-cycles>
    <meta:generator>StarOffice/8$Win32 OpenOffice.org_project/680m18$Build-9161</meta:generator>
    <meta:document-statistic meta:character-count="188" meta:image-count="0" meta:object-count="0" meta:page-count="1" meta:paragraph-count="12" meta:table-count="0" meta:word-count="24"/>
  </office:meta>
</office:document-meta>
</file>